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Аркуш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2" table:style-name="ta1" table:print="false">
        <table:table-column table:style-name="co1" table:number-columns-repeated="2" table:default-cell-style-name="ce1"/>
        <table:table-row table:style-name="ro1">
          <table:table-cell office:value-type="float" office:value="11000">
            <text:p>1100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0011">
            <text:p>10011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10">
            <text:p>10010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0110">
            <text:p>10110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11010">
            <text:p>11010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10">
            <text:p>11110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1101">
            <text:p>11101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float" office:value="10100">
            <text:p>1010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1100">
            <text:p>11100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float" office:value="10111">
            <text:p>1011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10101">
            <text:p>10101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string">
            <text:p>А</text:p>
          </table:table-cell>
        </table:table-row>
        <table:table-row table:style-name="ro1">
          <table:table-cell office:value-type="float" office:value="10011">
            <text:p>10011</text:p>
          </table:table-cell>
          <table:table-cell office:value-type="string">
            <text:p>Б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Ц</text:p>
          </table:table-cell>
        </table:table-row>
        <table:table-row table:style-name="ro1">
          <table:table-cell office:value-type="float" office:value="10010">
            <text:p>10010</text:p>
          </table:table-cell>
          <table:table-cell office:value-type="string">
            <text:p>Д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string">
            <text:p>Е</text:p>
          </table:table-cell>
        </table:table-row>
        <table:table-row table:style-name="ro1">
          <table:table-cell office:value-type="float" office:value="10110">
            <text:p>10110</text:p>
          </table:table-cell>
          <table:table-cell office:value-type="string">
            <text:p>Ф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Г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Х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И</text:p>
          </table:table-cell>
        </table:table-row>
        <table:table-row table:style-name="ro1">
          <table:table-cell office:value-type="float" office:value="11010">
            <text:p>11010</text:p>
          </table:table-cell>
          <table:table-cell office:value-type="string">
            <text:p>Й</text:p>
          </table:table-cell>
        </table:table-row>
        <table:table-row table:style-name="ro1">
          <table:table-cell office:value-type="float" office:value="11110">
            <text:p>11110</text:p>
          </table:table-cell>
          <table:table-cell office:value-type="string">
            <text:p>К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Л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М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Н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О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П</text:p>
          </table:table-cell>
        </table:table-row>
        <table:table-row table:style-name="ro1">
          <table:table-cell office:value-type="float" office:value="11101">
            <text:p>11101</text:p>
          </table:table-cell>
          <table:table-cell office:value-type="string">
            <text:p>Я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Р</text:p>
          </table:table-cell>
        </table:table-row>
        <table:table-row table:style-name="ro1">
          <table:table-cell office:value-type="float" office:value="10100">
            <text:p>10100</text:p>
          </table:table-cell>
          <table:table-cell office:value-type="string">
            <text:p>С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Т</text:p>
          </table:table-cell>
        </table:table-row>
        <table:table-row table:style-name="ro1">
          <table:table-cell office:value-type="float" office:value="11100">
            <text:p>11100</text:p>
          </table:table-cell>
          <table:table-cell office:value-type="string">
            <text:p>У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Ж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string">
            <text:p>В</text:p>
          </table:table-cell>
        </table:table-row>
        <table:table-row table:style-name="ro1">
          <table:table-cell office:value-type="float" office:value="10111">
            <text:p>10111</text:p>
          </table:table-cell>
          <table:table-cell office:value-type="string">
            <text:p>Ь</text:p>
          </table:table-cell>
        </table:table-row>
        <table:table-row table:style-name="ro1">
          <table:table-cell office:value-type="float" office:value="10101">
            <text:p>10101</text:p>
          </table:table-cell>
          <table:table-cell office:value-type="string">
            <text:p>Ы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string">
            <text:p>З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0011">
            <text:p>10011</text:p>
          </table:table-cell>
          <table:table-cell office:value-type="string">
            <text:p> ?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 :</text:p>
          </table:table-cell>
        </table:table-row>
        <table:table-row table:style-name="ro1">
          <table:table-cell office:value-type="float" office:value="10010">
            <text:p>10010</text:p>
          </table:table-cell>
          <table:table-cell office:value-type="string">
            <text:p>Кто там?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string">
            <text:p>З</text:p>
          </table:table-cell>
        </table:table-row>
        <table:table-row table:style-name="ro1">
          <table:table-cell office:value-type="float" office:value="10110">
            <text:p>10110</text:p>
          </table:table-cell>
          <table:table-cell office:value-type="string">
            <text:p>Э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Ш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Щ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010">
            <text:p>11010</text:p>
          </table:table-cell>
          <table:table-cell office:value-type="string">
            <text:p>Ю</text:p>
          </table:table-cell>
        </table:table-row>
        <table:table-row table:style-name="ro1">
          <table:table-cell office:value-type="float" office:value="11110">
            <text:p>11110</text:p>
          </table:table-cell>
          <table:table-cell office:value-type="string">
            <text:p>(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)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01">
            <text:p>111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100">
            <text:p>10100</text:p>
          </table:table-cell>
          <table:table-cell office:value-type="string">
            <text:p>'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100">
            <text:p>111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=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11">
            <text:p>10111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float" office:value="10101">
            <text:p>101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string">
            <text:p>CR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Default" office:value-type="string">
            <text:p>LN</text:p>
          </table:table-cell>
        </table:table-row>
        <table:table-row table:style-name="ro1">
          <table:table-cell office:value-type="float" office:value="11111">
            <text:p>11111</text:p>
          </table:table-cell>
          <table:table-cell table:style-name="Default" office:value-type="string">
            <text:p>LAT</text:p>
          </table:table-cell>
        </table:table-row>
        <table:table-row table:style-name="ro1">
          <table:table-cell office:value-type="float" office:value="11011">
            <text:p>11011</text:p>
          </table:table-cell>
          <table:table-cell table:style-name="Default" office:value-type="string">
            <text:p>NUM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Default" office:value-type="string">
            <text:p>SP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string">
            <text:p>RUS</text:p>
          </table:table-cell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uk" fo:country="UA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7">27/12/2009</text:date>, <text:time>17:12:06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Олександр Наталенко</meta:initial-creator>
    <meta:creation-date>2009-12-27T17:06:34</meta:creation-date>
    <dc:date>2009-12-27T17:12:06</dc:date>
    <dc:creator>Олександр Наталенко</dc:creator>
    <meta:editing-duration>PT00H05M42S</meta:editing-duration>
    <meta:editing-cycles>1</meta:editing-cycles>
    <meta:document-statistic meta:table-count="3" meta:cell-count="168" meta:object-count="0"/>
    <meta:generator>OpenOffice.org/3.2$Linux OpenOffice.org_project/320m8$Build-9472</meta:generator>
  </office:meta>
</office:document-meta>
</file>